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10329" calcext:value-type="float">
            <text:p>0.08103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68630725" calcext:value-type="float">
            <text:p>0.1686307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2558925" calcext:value-type="float">
            <text:p>0.2525589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6239925" calcext:value-type="float">
            <text:p>0.3362399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017665" calcext:value-type="float">
            <text:p>0.420176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064243625" calcext:value-type="float">
            <text:p>0.50642436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863687" calcext:value-type="float">
            <text:p>0.58636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67883825" calcext:value-type="float">
            <text:p>0.6678838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49522175" calcext:value-type="float">
            <text:p>0.7495221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830692" calcext:value-type="float">
            <text:p>0.8306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061114375" calcext:value-type="float">
            <text:p>0.90611143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12339875" calcext:value-type="float">
            <text:p>0.991233987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751653125" calcext:value-type="float">
            <text:p>1.07516531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158985275" calcext:value-type="float">
            <text:p>1.1589852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434248375" calcext:value-type="float">
            <text:p>1.24342483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046491" calcext:value-type="float">
            <text:p>1.304649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385952675" calcext:value-type="float">
            <text:p>1.3859526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67763" calcext:value-type="float">
            <text:p>1.4677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5495174375" calcext:value-type="float">
            <text:p>1.54951743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630332875" calcext:value-type="float">
            <text:p>1.6303328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718072975" calcext:value-type="float">
            <text:p>1.7180729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02019375" calcext:value-type="float">
            <text:p>1.8020193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885661475" calcext:value-type="float">
            <text:p>1.8856614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9694825875" calcext:value-type="float">
            <text:p>1.96948258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0552817375" calcext:value-type="float">
            <text:p>2.055281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357340625" calcext:value-type="float">
            <text:p>2.13573406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174430375" calcext:value-type="float">
            <text:p>2.21744303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2991956625" calcext:value-type="float">
            <text:p>2.29919566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3803864" calcext:value-type="float">
            <text:p>2.380386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5458985" calcext:value-type="float">
            <text:p>2.4545898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5401449125" calcext:value-type="float">
            <text:p>2.54014491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244617375" calcext:value-type="float">
            <text:p>2.62446173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708749425" calcext:value-type="float">
            <text:p>2.7087494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794059" calcext:value-type="float">
            <text:p>2.79405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8572138125" calcext:value-type="float">
            <text:p>2.8572138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37984325" calcext:value-type="float">
            <text:p>2.93798432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.0194246375" calcext:value-type="float">
            <text:p>3.019424637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007314375" calcext:value-type="float">
            <text:p>3.10073143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1804755875" calcext:value-type="float">
            <text:p>3.18047558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706869625" calcext:value-type="float">
            <text:p>3.27068696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35537265" calcext:value-type="float">
            <text:p>3.355372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395690375" calcext:value-type="float">
            <text:p>3.439569037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5239996875" calcext:value-type="float">
            <text:p>3.523999687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1151245" calcext:value-type="float">
            <text:p>3.611512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69168555" calcext:value-type="float">
            <text:p>3.6916855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7338235" calcext:value-type="float">
            <text:p>3.7733823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855244075" calcext:value-type="float">
            <text:p>3.85524407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93671855" calcext:value-type="float">
            <text:p>3.9367185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.0113090625" calcext:value-type="float">
            <text:p>4.01130906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0958940625" calcext:value-type="float">
            <text:p>4.09589406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.1796821875" calcext:value-type="float">
            <text:p>4.179682187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.2634563875" calcext:value-type="float">
            <text:p>4.26345638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.3479640125" calcext:value-type="float">
            <text:p>4.347964012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419969425" calcext:value-type="float">
            <text:p>4.4199694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50128245" calcext:value-type="float">
            <text:p>4.5012824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5829626625" calcext:value-type="float">
            <text:p>4.58296266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6643627125" calcext:value-type="float">
            <text:p>4.66436271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743831625" calcext:value-type="float">
            <text:p>4.74383162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8340941125" calcext:value-type="float">
            <text:p>4.83409411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9191402875" calcext:value-type="float">
            <text:p>4.919140287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.0037025" calcext:value-type="float">
            <text:p>5.00370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.0886148" calcext:value-type="float">
            <text:p>5.088614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1780971" calcext:value-type="float">
            <text:p>5.17809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.2582281625" calcext:value-type="float">
            <text:p>5.25822816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.339964175" calcext:value-type="float">
            <text:p>5.33996417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.42193555" calcext:value-type="float">
            <text:p>5.4219355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.5036196375" calcext:value-type="float">
            <text:p>5.503619637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.576546225" calcext:value-type="float">
            <text:p>5.57654622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6605553" calcext:value-type="float">
            <text:p>5.660555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74400265" calcext:value-type="float">
            <text:p>5.7440026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8273756625" calcext:value-type="float">
            <text:p>5.82737566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9110543125" calcext:value-type="float">
            <text:p>5.911054312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.990444575" calcext:value-type="float">
            <text:p>5.99044457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.0726537625" calcext:value-type="float">
            <text:p>6.07265376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1549353875" calcext:value-type="float">
            <text:p>6.15493538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.2369200875" calcext:value-type="float">
            <text:p>6.23692008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.31716605" calcext:value-type="float">
            <text:p>6.3171660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.4047256375" calcext:value-type="float">
            <text:p>6.404725637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4894156875" calcext:value-type="float">
            <text:p>6.4894156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482632" calcext:value-type="float">
            <text:p>6.482632</text:p>
          </table:table-cell>
          <table:table-cell office:value-type="float" office:value="6.5738945" calcext:value-type="float">
            <text:p>6.5738945</text:p>
          </table:table-cell>
          <table:table-cell table:formula="of:=POWER([.C81]-6.75;2)" office:value-type="float" office:value="0.0310131471302501" calcext:value-type="float">
            <text:p>0.0310131471</text:p>
          </table:table-cell>
          <table:table-cell table:formula="of:=SQRT(SUM([.D81:.D180])/100)" office:value-type="float" office:value="0.0993208775642518" calcext:value-type="float">
            <text:p>0.0993208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007826" calcext:value-type="float">
            <text:p>7.007826</text:p>
          </table:table-cell>
          <table:table-cell office:value-type="float" office:value="6.5779189" calcext:value-type="float">
            <text:p>6.5779189</text:p>
          </table:table-cell>
          <table:table-cell table:formula="of:=POWER([.C82]-6.75;2)" office:value-type="float" office:value="0.0296119049772099" calcext:value-type="float">
            <text:p>0.0296119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714256" calcext:value-type="float">
            <text:p>6.714256</text:p>
          </table:table-cell>
          <table:table-cell office:value-type="float" office:value="6.5826580875" calcext:value-type="float">
            <text:p>6.5826580875</text:p>
          </table:table-cell>
          <table:table-cell table:formula="of:=POWER([.C83]-6.75;2)" office:value-type="float" office:value="0.0280033156791575" calcext:value-type="float">
            <text:p>0.02800331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9448" calcext:value-type="float">
            <text:p>6.69448</text:p>
          </table:table-cell>
          <table:table-cell office:value-type="float" office:value="6.578686425" calcext:value-type="float">
            <text:p>6.578686425</text:p>
          </table:table-cell>
          <table:table-cell table:formula="of:=POWER([.C84]-6.75;2)" office:value-type="float" office:value="0.0293483409792807" calcext:value-type="float">
            <text:p>0.02934834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714938" calcext:value-type="float">
            <text:p>6.714938</text:p>
          </table:table-cell>
          <table:table-cell office:value-type="float" office:value="6.5765337375" calcext:value-type="float">
            <text:p>6.5765337375</text:p>
          </table:table-cell>
          <table:table-cell table:formula="of:=POWER([.C85]-6.75;2)" office:value-type="float" office:value="0.0300905442257189" calcext:value-type="float">
            <text:p>0.03009054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99817" calcext:value-type="float">
            <text:p>6.899817</text:p>
          </table:table-cell>
          <table:table-cell office:value-type="float" office:value="6.5743794875" calcext:value-type="float">
            <text:p>6.5743794875</text:p>
          </table:table-cell>
          <table:table-cell table:formula="of:=POWER([.C86]-6.75;2)" office:value-type="float" office:value="0.0308425644107627" calcext:value-type="float">
            <text:p>0.030842564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395547" calcext:value-type="float">
            <text:p>6.395547</text:p>
          </table:table-cell>
          <table:table-cell office:value-type="float" office:value="6.569603725" calcext:value-type="float">
            <text:p>6.569603725</text:p>
          </table:table-cell>
          <table:table-cell table:formula="of:=POWER([.C87]-6.75;2)" office:value-type="float" office:value="0.0325428160338755" calcext:value-type="float">
            <text:p>0.03254281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2121" calcext:value-type="float">
            <text:p>6.52121</text:p>
          </table:table-cell>
          <table:table-cell office:value-type="float" office:value="6.5496834125" calcext:value-type="float">
            <text:p>6.5496834125</text:p>
          </table:table-cell>
          <table:table-cell table:formula="of:=POWER([.C88]-6.75;2)" office:value-type="float" office:value="0.040126735227645" calcext:value-type="float">
            <text:p>0.040126735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31068" calcext:value-type="float">
            <text:p>6.531068</text:p>
          </table:table-cell>
          <table:table-cell office:value-type="float" office:value="6.55182935" calcext:value-type="float">
            <text:p>6.55182935</text:p>
          </table:table-cell>
          <table:table-cell table:formula="of:=POWER([.C89]-6.75;2)" office:value-type="float" office:value="0.0392716065214224" calcext:value-type="float">
            <text:p>0.039271606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493586" calcext:value-type="float">
            <text:p>6.493586</text:p>
          </table:table-cell>
          <table:table-cell office:value-type="float" office:value="6.5532693125" calcext:value-type="float">
            <text:p>6.5532693125</text:p>
          </table:table-cell>
          <table:table-cell table:formula="of:=POWER([.C90]-6.75;2)" office:value-type="float" office:value="0.0387029634042225" calcext:value-type="float">
            <text:p>0.03870296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033555" calcext:value-type="float">
            <text:p>6.033555</text:p>
          </table:table-cell>
          <table:table-cell office:value-type="float" office:value="6.5548796625" calcext:value-type="float">
            <text:p>6.5548796625</text:p>
          </table:table-cell>
          <table:table-cell table:formula="of:=POWER([.C91]-6.75;2)" office:value-type="float" office:value="0.0380719461061138" calcext:value-type="float">
            <text:p>0.038071946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809804" calcext:value-type="float">
            <text:p>6.809804</text:p>
          </table:table-cell>
          <table:table-cell office:value-type="float" office:value="6.5616322" calcext:value-type="float">
            <text:p>6.5616322</text:p>
          </table:table-cell>
          <table:table-cell table:formula="of:=POWER([.C92]-6.75;2)" office:value-type="float" office:value="0.03548242807684" calcext:value-type="float">
            <text:p>0.035482428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14506" calcext:value-type="float">
            <text:p>6.714506</text:p>
          </table:table-cell>
          <table:table-cell office:value-type="float" office:value="6.563093225" calcext:value-type="float">
            <text:p>6.563093225</text:p>
          </table:table-cell>
          <table:table-cell table:formula="of:=POWER([.C93]-6.75;2)" office:value-type="float" office:value="0.0349341425409005" calcext:value-type="float">
            <text:p>0.034934142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05597" calcext:value-type="float">
            <text:p>6.705597</text:p>
          </table:table-cell>
          <table:table-cell office:value-type="float" office:value="6.562859575" calcext:value-type="float">
            <text:p>6.562859575</text:p>
          </table:table-cell>
          <table:table-cell table:formula="of:=POWER([.C94]-6.75;2)" office:value-type="float" office:value="0.0350215386691806" calcext:value-type="float">
            <text:p>0.035021538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55165" calcext:value-type="float">
            <text:p>6.755165</text:p>
          </table:table-cell>
          <table:table-cell office:value-type="float" office:value="6.5624078875" calcext:value-type="float">
            <text:p>6.5624078875</text:p>
          </table:table-cell>
          <table:table-cell table:formula="of:=POWER([.C95]-6.75;2)" office:value-type="float" office:value="0.0351908006722126" calcext:value-type="float">
            <text:p>0.035190800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97941" calcext:value-type="float">
            <text:p>4.897941</text:p>
          </table:table-cell>
          <table:table-cell office:value-type="float" office:value="6.5611043375" calcext:value-type="float">
            <text:p>6.5611043375</text:p>
          </table:table-cell>
          <table:table-cell table:formula="of:=POWER([.C96]-6.75;2)" office:value-type="float" office:value="0.035681571311314" calcext:value-type="float">
            <text:p>0.035681571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04286" calcext:value-type="float">
            <text:p>6.504286</text:p>
          </table:table-cell>
          <table:table-cell office:value-type="float" office:value="6.5822087" calcext:value-type="float">
            <text:p>6.5822087</text:p>
          </table:table-cell>
          <table:table-cell table:formula="of:=POWER([.C97]-6.75;2)" office:value-type="float" office:value="0.0281539203556901" calcext:value-type="float">
            <text:p>0.028153920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544826" calcext:value-type="float">
            <text:p>6.544826</text:p>
          </table:table-cell>
          <table:table-cell office:value-type="float" office:value="6.5856486125" calcext:value-type="float">
            <text:p>6.5856486125</text:p>
          </table:table-cell>
          <table:table-cell table:formula="of:=POWER([.C98]-6.75;2)" office:value-type="float" office:value="0.0270113785731752" calcext:value-type="float">
            <text:p>0.027011378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40355" calcext:value-type="float">
            <text:p>6.540355</text:p>
          </table:table-cell>
          <table:table-cell office:value-type="float" office:value="6.5879239" calcext:value-type="float">
            <text:p>6.5879239</text:p>
          </table:table-cell>
          <table:table-cell table:formula="of:=POWER([.C99]-6.75;2)" office:value-type="float" office:value="0.02626866219121" calcext:value-type="float">
            <text:p>0.026268662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465235" calcext:value-type="float">
            <text:p>6.465235</text:p>
          </table:table-cell>
          <table:table-cell office:value-type="float" office:value="6.590368975" calcext:value-type="float">
            <text:p>6.590368975</text:p>
          </table:table-cell>
          <table:table-cell table:formula="of:=POWER([.C100]-6.75;2)" office:value-type="float" office:value="0.0254820641425505" calcext:value-type="float">
            <text:p>0.025482064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019208" calcext:value-type="float">
            <text:p>7.019208</text:p>
          </table:table-cell>
          <table:table-cell office:value-type="float" office:value="6.594495325" calcext:value-type="float">
            <text:p>6.594495325</text:p>
          </table:table-cell>
          <table:table-cell table:formula="of:=POWER([.C101]-6.75;2)" office:value-type="float" office:value="0.0241817039468555" calcext:value-type="float">
            <text:p>0.02418170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15712" calcext:value-type="float">
            <text:p>6.715712</text:p>
          </table:table-cell>
          <table:table-cell office:value-type="float" office:value="6.603095325" calcext:value-type="float">
            <text:p>6.603095325</text:p>
          </table:table-cell>
          <table:table-cell table:formula="of:=POWER([.C102]-6.75;2)" office:value-type="float" office:value="0.0215809835368556" calcext:value-type="float">
            <text:p>0.021580983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91368" calcext:value-type="float">
            <text:p>6.691368</text:p>
          </table:table-cell>
          <table:table-cell office:value-type="float" office:value="6.5994499875" calcext:value-type="float">
            <text:p>6.5994499875</text:p>
          </table:table-cell>
          <table:table-cell table:formula="of:=POWER([.C103]-6.75;2)" office:value-type="float" office:value="0.0226653062637502" calcext:value-type="float">
            <text:p>0.022665306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05689" calcext:value-type="float">
            <text:p>6.705689</text:p>
          </table:table-cell>
          <table:table-cell office:value-type="float" office:value="6.59737" calcext:value-type="float">
            <text:p>6.59737</text:p>
          </table:table-cell>
          <table:table-cell table:formula="of:=POWER([.C104]-6.75;2)" office:value-type="float" office:value="0.0232959169000001" calcext:value-type="float">
            <text:p>0.023295916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63932" calcext:value-type="float">
            <text:p>6.863932</text:p>
          </table:table-cell>
          <table:table-cell office:value-type="float" office:value="6.59527185" calcext:value-type="float">
            <text:p>6.59527185</text:p>
          </table:table-cell>
          <table:table-cell table:formula="of:=POWER([.C105]-6.75;2)" office:value-type="float" office:value="0.0239408004024226" calcext:value-type="float">
            <text:p>0.02394080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36186" calcext:value-type="float">
            <text:p>6.436186</text:p>
          </table:table-cell>
          <table:table-cell office:value-type="float" office:value="6.59067575" calcext:value-type="float">
            <text:p>6.59067575</text:p>
          </table:table-cell>
          <table:table-cell table:formula="of:=POWER([.C106]-6.75;2)" office:value-type="float" office:value="0.0253842166380625" calcext:value-type="float">
            <text:p>0.025384216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536718" calcext:value-type="float">
            <text:p>6.536718</text:p>
          </table:table-cell>
          <table:table-cell office:value-type="float" office:value="6.6333616" calcext:value-type="float">
            <text:p>6.6333616</text:p>
          </table:table-cell>
          <table:table-cell table:formula="of:=POWER([.C107]-6.75;2)" office:value-type="float" office:value="0.0136045163545601" calcext:value-type="float">
            <text:p>0.01360451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4021" calcext:value-type="float">
            <text:p>6.54021</text:p>
          </table:table-cell>
          <table:table-cell office:value-type="float" office:value="6.635604275" calcext:value-type="float">
            <text:p>6.635604275</text:p>
          </table:table-cell>
          <table:table-cell table:formula="of:=POWER([.C108]-6.75;2)" office:value-type="float" office:value="0.0130863818982755" calcext:value-type="float">
            <text:p>0.013086381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95259" calcext:value-type="float">
            <text:p>6.495259</text:p>
          </table:table-cell>
          <table:table-cell office:value-type="float" office:value="6.6371768875" calcext:value-type="float">
            <text:p>6.6371768875</text:p>
          </table:table-cell>
          <table:table-cell table:formula="of:=POWER([.C109]-6.75;2)" office:value-type="float" office:value="0.0127290547141877" calcext:value-type="float">
            <text:p>0.012729054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936276" calcext:value-type="float">
            <text:p>5.936276</text:p>
          </table:table-cell>
          <table:table-cell office:value-type="float" office:value="6.6390229125" calcext:value-type="float">
            <text:p>6.6390229125</text:p>
          </table:table-cell>
          <table:table-cell table:formula="of:=POWER([.C110]-6.75;2)" office:value-type="float" office:value="0.0123159139499827" calcext:value-type="float">
            <text:p>0.012315913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44405" calcext:value-type="float">
            <text:p>6.844405</text:p>
          </table:table-cell>
          <table:table-cell office:value-type="float" office:value="6.64733465" calcext:value-type="float">
            <text:p>6.64733465</text:p>
          </table:table-cell>
          <table:table-cell table:formula="of:=POWER([.C111]-6.75;2)" office:value-type="float" office:value="0.0105401740906224" calcext:value-type="float">
            <text:p>0.01054017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45346" calcext:value-type="float">
            <text:p>6.745346</text:p>
          </table:table-cell>
          <table:table-cell office:value-type="float" office:value="6.6466409125" calcext:value-type="float">
            <text:p>6.6466409125</text:p>
          </table:table-cell>
          <table:table-cell table:formula="of:=POWER([.C112]-6.75;2)" office:value-type="float" office:value="0.0106831009688327" calcext:value-type="float">
            <text:p>0.01068310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43015" calcext:value-type="float">
            <text:p>6.743015</text:p>
          </table:table-cell>
          <table:table-cell office:value-type="float" office:value="6.6459191375" calcext:value-type="float">
            <text:p>6.6459191375</text:p>
          </table:table-cell>
          <table:table-cell table:formula="of:=POWER([.C113]-6.75;2)" office:value-type="float" office:value="0.0108328259387439" calcext:value-type="float">
            <text:p>0.010832825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24766" calcext:value-type="float">
            <text:p>6.824766</text:p>
          </table:table-cell>
          <table:table-cell office:value-type="float" office:value="6.64504125" calcext:value-type="float">
            <text:p>6.64504125</text:p>
          </table:table-cell>
          <table:table-cell table:formula="of:=POWER([.C114]-6.75;2)" office:value-type="float" office:value="0.0110163392015625" calcext:value-type="float">
            <text:p>0.011016339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052385" calcext:value-type="float">
            <text:p>5.052385</text:p>
          </table:table-cell>
          <table:table-cell office:value-type="float" office:value="6.6430439625" calcext:value-type="float">
            <text:p>6.6430439625</text:p>
          </table:table-cell>
          <table:table-cell table:formula="of:=POWER([.C115]-6.75;2)" office:value-type="float" office:value="0.0114395939577014" calcext:value-type="float">
            <text:p>0.01143959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61641" calcext:value-type="float">
            <text:p>6.461641</text:p>
          </table:table-cell>
          <table:table-cell office:value-type="float" office:value="6.66290995" calcext:value-type="float">
            <text:p>6.66290995</text:p>
          </table:table-cell>
          <table:table-cell table:formula="of:=POWER([.C116]-6.75;2)" office:value-type="float" office:value="0.00758467680900258" calcext:value-type="float">
            <text:p>0.007584676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515225" calcext:value-type="float">
            <text:p>6.515225</text:p>
          </table:table-cell>
          <table:table-cell office:value-type="float" office:value="6.665868825" calcext:value-type="float">
            <text:p>6.665868825</text:p>
          </table:table-cell>
          <table:table-cell table:formula="of:=POWER([.C117]-6.75;2)" office:value-type="float" office:value="0.00707805460688055" calcext:value-type="float">
            <text:p>0.007078054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04544" calcext:value-type="float">
            <text:p>6.504544</text:p>
          </table:table-cell>
          <table:table-cell office:value-type="float" office:value="6.6680968125" calcext:value-type="float">
            <text:p>6.6680968125</text:p>
          </table:table-cell>
          <table:table-cell table:formula="of:=POWER([.C118]-6.75;2)" office:value-type="float" office:value="0.00670813212266016" calcext:value-type="float">
            <text:p>0.006708132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79532" calcext:value-type="float">
            <text:p>6.379532</text:p>
          </table:table-cell>
          <table:table-cell office:value-type="float" office:value="6.6706645125" calcext:value-type="float">
            <text:p>6.6706645125</text:p>
          </table:table-cell>
          <table:table-cell table:formula="of:=POWER([.C119]-6.75;2)" office:value-type="float" office:value="0.00629411957686263" calcext:value-type="float">
            <text:p>0.006294119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21691" calcext:value-type="float">
            <text:p>7.21691</text:p>
          </table:table-cell>
          <table:table-cell office:value-type="float" office:value="6.6755594625" calcext:value-type="float">
            <text:p>6.6755594625</text:p>
          </table:table-cell>
          <table:table-cell table:formula="of:=POWER([.C120]-6.75;2)" office:value-type="float" office:value="0.00554139362328893" calcext:value-type="float">
            <text:p>0.00554139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74855" calcext:value-type="float">
            <text:p>6.774855</text:p>
          </table:table-cell>
          <table:table-cell office:value-type="float" office:value="6.691646425" calcext:value-type="float">
            <text:p>6.691646425</text:p>
          </table:table-cell>
          <table:table-cell table:formula="of:=POWER([.C121]-6.75;2)" office:value-type="float" office:value="0.00340513971528062" calcext:value-type="float">
            <text:p>0.003405139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35711" calcext:value-type="float">
            <text:p>6.735711</text:p>
          </table:table-cell>
          <table:table-cell office:value-type="float" office:value="6.6875344875" calcext:value-type="float">
            <text:p>6.6875344875</text:p>
          </table:table-cell>
          <table:table-cell table:formula="of:=POWER([.C122]-6.75;2)" office:value-type="float" office:value="0.00390194025188768" calcext:value-type="float">
            <text:p>0.003901940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54452" calcext:value-type="float">
            <text:p>6.754452</text:p>
          </table:table-cell>
          <table:table-cell office:value-type="float" office:value="6.6847683625" calcext:value-type="float">
            <text:p>6.6847683625</text:p>
          </table:table-cell>
          <table:table-cell table:formula="of:=POWER([.C123]-6.75;2)" office:value-type="float" office:value="0.00425516653093143" calcext:value-type="float">
            <text:p>0.00425516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001021" calcext:value-type="float">
            <text:p>7.001021</text:p>
          </table:table-cell>
          <table:table-cell office:value-type="float" office:value="6.68163985" calcext:value-type="float">
            <text:p>6.68163985</text:p>
          </table:table-cell>
          <table:table-cell table:formula="of:=POWER([.C124]-6.75;2)" office:value-type="float" office:value="0.00467311010802252" calcext:value-type="float">
            <text:p>0.004673110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413848" calcext:value-type="float">
            <text:p>6.413848</text:p>
          </table:table-cell>
          <table:table-cell office:value-type="float" office:value="6.674062525" calcext:value-type="float">
            <text:p>6.674062525</text:p>
          </table:table-cell>
          <table:table-cell table:formula="of:=POWER([.C125]-6.75;2)" office:value-type="float" office:value="0.00576650010937561" calcext:value-type="float">
            <text:p>0.005766500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535744" calcext:value-type="float">
            <text:p>6.535744</text:p>
          </table:table-cell>
          <table:table-cell office:value-type="float" office:value="6.7043513" calcext:value-type="float">
            <text:p>6.7043513</text:p>
          </table:table-cell>
          <table:table-cell table:formula="of:=POWER([.C126]-6.75;2)" office:value-type="float" office:value="0.00208380381169001" calcext:value-type="float">
            <text:p>0.002083803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548938" calcext:value-type="float">
            <text:p>6.548938</text:p>
          </table:table-cell>
          <table:table-cell office:value-type="float" office:value="6.7081933" calcext:value-type="float">
            <text:p>6.7081933</text:p>
          </table:table-cell>
          <table:table-cell table:formula="of:=POWER([.C127]-6.75;2)" office:value-type="float" office:value="0.00174780016489004" calcext:value-type="float">
            <text:p>0.00174780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517958" calcext:value-type="float">
            <text:p>6.517958</text:p>
          </table:table-cell>
          <table:table-cell office:value-type="float" office:value="6.7108441125" calcext:value-type="float">
            <text:p>6.7108441125</text:p>
          </table:table-cell>
          <table:table-cell table:formula="of:=POWER([.C128]-6.75;2)" office:value-type="float" office:value="0.00153318352591264" calcext:value-type="float">
            <text:p>0.001533183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67241" calcext:value-type="float">
            <text:p>5.967241</text:p>
          </table:table-cell>
          <table:table-cell office:value-type="float" office:value="6.7136905625" calcext:value-type="float">
            <text:p>6.7136905625</text:p>
          </table:table-cell>
          <table:table-cell table:formula="of:=POWER([.C129]-6.75;2)" office:value-type="float" office:value="0.0013183752515664" calcext:value-type="float">
            <text:p>0.001318375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668" calcext:value-type="float">
            <text:p>6.7668</text:p>
          </table:table-cell>
          <table:table-cell office:value-type="float" office:value="6.72406815" calcext:value-type="float">
            <text:p>6.72406815</text:p>
          </table:table-cell>
          <table:table-cell table:formula="of:=POWER([.C130]-6.75;2)" office:value-type="float" office:value="0.000672460844422505" calcext:value-type="float">
            <text:p>0.000672460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0305" calcext:value-type="float">
            <text:p>6.70305</text:p>
          </table:table-cell>
          <table:table-cell office:value-type="float" office:value="6.721481325" calcext:value-type="float">
            <text:p>6.721481325</text:p>
          </table:table-cell>
          <table:table-cell table:formula="of:=POWER([.C131]-6.75;2)" office:value-type="float" office:value="0.000813314823755621" calcext:value-type="float">
            <text:p>0.00081331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01936" calcext:value-type="float">
            <text:p>6.701936</text:p>
          </table:table-cell>
          <table:table-cell office:value-type="float" office:value="6.720756125" calcext:value-type="float">
            <text:p>6.720756125</text:p>
          </table:table-cell>
          <table:table-cell table:formula="of:=POWER([.C132]-6.75;2)" office:value-type="float" office:value="0.000855204225015607" calcext:value-type="float">
            <text:p>0.000855204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6061" calcext:value-type="float">
            <text:p>6.76061</text:p>
          </table:table-cell>
          <table:table-cell office:value-type="float" office:value="6.7202505" calcext:value-type="float">
            <text:p>6.7202505</text:p>
          </table:table-cell>
          <table:table-cell table:formula="of:=POWER([.C133]-6.75;2)" office:value-type="float" office:value="0.000885032750250019" calcext:value-type="float">
            <text:p>0.000885032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760433" calcext:value-type="float">
            <text:p>5.760433</text:p>
          </table:table-cell>
          <table:table-cell office:value-type="float" office:value="6.7191945875" calcext:value-type="float">
            <text:p>6.7191945875</text:p>
          </table:table-cell>
          <table:table-cell table:formula="of:=POWER([.C134]-6.75;2)" office:value-type="float" office:value="0.000948973439295178" calcext:value-type="float">
            <text:p>0.00094897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05042" calcext:value-type="float">
            <text:p>6.505042</text:p>
          </table:table-cell>
          <table:table-cell office:value-type="float" office:value="6.731735475" calcext:value-type="float">
            <text:p>6.731735475</text:p>
          </table:table-cell>
          <table:table-cell table:formula="of:=POWER([.C135]-6.75;2)" office:value-type="float" office:value="0.000333592873475632" calcext:value-type="float">
            <text:p>0.000333592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34417" calcext:value-type="float">
            <text:p>6.534417</text:p>
          </table:table-cell>
          <table:table-cell office:value-type="float" office:value="6.733146925" calcext:value-type="float">
            <text:p>6.733146925</text:p>
          </table:table-cell>
          <table:table-cell table:formula="of:=POWER([.C136]-6.75;2)" office:value-type="float" office:value="0.000284026136955632" calcext:value-type="float">
            <text:p>0.000284026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12004" calcext:value-type="float">
            <text:p>6.512004</text:p>
          </table:table-cell>
          <table:table-cell office:value-type="float" office:value="6.7345361125" calcext:value-type="float">
            <text:p>6.7345361125</text:p>
          </table:table-cell>
          <table:table-cell table:formula="of:=POWER([.C137]-6.75;2)" office:value-type="float" office:value="0.000239131816612661" calcext:value-type="float">
            <text:p>0.000239131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57513" calcext:value-type="float">
            <text:p>6.357513</text:p>
          </table:table-cell>
          <table:table-cell office:value-type="float" office:value="6.736403575" calcext:value-type="float">
            <text:p>6.736403575</text:p>
          </table:table-cell>
          <table:table-cell table:formula="of:=POWER([.C138]-6.75;2)" office:value-type="float" office:value="0.000184862772780632" calcext:value-type="float">
            <text:p>0.000184862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20999" calcext:value-type="float">
            <text:p>7.220999</text:p>
          </table:table-cell>
          <table:table-cell office:value-type="float" office:value="6.7406589875" calcext:value-type="float">
            <text:p>6.7406589875</text:p>
          </table:table-cell>
          <table:table-cell table:formula="of:=POWER([.C139]-6.75;2)" office:value-type="float" office:value="0.0000872545145251598" calcext:value-type="float">
            <text:p>8.72545145251598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03694" calcext:value-type="float">
            <text:p>6.803694</text:p>
          </table:table-cell>
          <table:table-cell office:value-type="float" office:value="6.734120825" calcext:value-type="float">
            <text:p>6.734120825</text:p>
          </table:table-cell>
          <table:table-cell table:formula="of:=POWER([.C140]-6.75;2)" office:value-type="float" office:value="0.000252148198680633" calcext:value-type="float">
            <text:p>0.00025214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64977" calcext:value-type="float">
            <text:p>6.764977</text:p>
          </table:table-cell>
          <table:table-cell office:value-type="float" office:value="6.7307688125" calcext:value-type="float">
            <text:p>6.7307688125</text:p>
          </table:table-cell>
          <table:table-cell table:formula="of:=POWER([.C141]-6.75;2)" office:value-type="float" office:value="0.000369838572660155" calcext:value-type="float">
            <text:p>0.000369838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92984" calcext:value-type="float">
            <text:p>6.792984</text:p>
          </table:table-cell>
          <table:table-cell office:value-type="float" office:value="6.7281650625" calcext:value-type="float">
            <text:p>6.7281650625</text:p>
          </table:table-cell>
          <table:table-cell table:formula="of:=POWER([.C142]-6.75;2)" office:value-type="float" office:value="0.000476764495628886" calcext:value-type="float">
            <text:p>0.000476764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158584" calcext:value-type="float">
            <text:p>7.158584</text:p>
          </table:table-cell>
          <table:table-cell office:value-type="float" office:value="6.7249212625" calcext:value-type="float">
            <text:p>6.7249212625</text:p>
          </table:table-cell>
          <table:table-cell table:formula="of:=POWER([.C143]-6.75;2)" office:value-type="float" office:value="0.000628943074593923" calcext:value-type="float">
            <text:p>0.000628943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410485" calcext:value-type="float">
            <text:p>6.410485</text:p>
          </table:table-cell>
          <table:table-cell office:value-type="float" office:value="6.7155502125" calcext:value-type="float">
            <text:p>6.7155502125</text:p>
          </table:table-cell>
          <table:table-cell table:formula="of:=POWER([.C144]-6.75;2)" office:value-type="float" office:value="0.00118678785879514" calcext:value-type="float">
            <text:p>0.001186787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538881" calcext:value-type="float">
            <text:p>6.538881</text:p>
          </table:table-cell>
          <table:table-cell office:value-type="float" office:value="6.729509475" calcext:value-type="float">
            <text:p>6.729509475</text:p>
          </table:table-cell>
          <table:table-cell table:formula="of:=POWER([.C145]-6.75;2)" office:value-type="float" office:value="0.000419861614775608" calcext:value-type="float">
            <text:p>0.000419861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55771" calcext:value-type="float">
            <text:p>6.55771</text:p>
          </table:table-cell>
          <table:table-cell office:value-type="float" office:value="6.7329503625" calcext:value-type="float">
            <text:p>6.7329503625</text:p>
          </table:table-cell>
          <table:table-cell table:formula="of:=POWER([.C146]-6.75;2)" office:value-type="float" office:value="0.000290690138881391" calcext:value-type="float">
            <text:p>0.000290690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34727" calcext:value-type="float">
            <text:p>6.534727</text:p>
          </table:table-cell>
          <table:table-cell office:value-type="float" office:value="6.7354119875" calcext:value-type="float">
            <text:p>6.7354119875</text:p>
          </table:table-cell>
          <table:table-cell table:formula="of:=POWER([.C147]-6.75;2)" office:value-type="float" office:value="0.000212810108700155" calcext:value-type="float">
            <text:p>0.000212810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834127" calcext:value-type="float">
            <text:p>5.834127</text:p>
          </table:table-cell>
          <table:table-cell office:value-type="float" office:value="6.7380794125" calcext:value-type="float">
            <text:p>6.7380794125</text:p>
          </table:table-cell>
          <table:table-cell table:formula="of:=POWER([.C148]-6.75;2)" office:value-type="float" office:value="0.000142100406345149" calcext:value-type="float">
            <text:p>0.000142100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20726" calcext:value-type="float">
            <text:p>6.720726</text:p>
          </table:table-cell>
          <table:table-cell office:value-type="float" office:value="6.7505386625" calcext:value-type="float">
            <text:p>6.7505386625</text:p>
          </table:table-cell>
          <table:table-cell table:formula="of:=POWER([.C149]-6.75;2)" office:value-type="float" office:value="0.000000290157288906618" calcext:value-type="float">
            <text:p>2.90157288906618E-0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75788" calcext:value-type="float">
            <text:p>6.675788</text:p>
          </table:table-cell>
          <table:table-cell office:value-type="float" office:value="6.7488543125" calcext:value-type="float">
            <text:p>6.7488543125</text:p>
          </table:table-cell>
          <table:table-cell table:formula="of:=POWER([.C150]-6.75;2)" office:value-type="float" office:value="0.00000131259984765674" calcext:value-type="float">
            <text:p>1.31259984765674E-0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69841" calcext:value-type="float">
            <text:p>6.669841</text:p>
          </table:table-cell>
          <table:table-cell office:value-type="float" office:value="6.748586225" calcext:value-type="float">
            <text:p>6.748586225</text:p>
          </table:table-cell>
          <table:table-cell table:formula="of:=POWER([.C151]-6.75;2)" office:value-type="float" office:value="0.00000199875975062392" calcext:value-type="float">
            <text:p>1.99875975062392E-0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94292" calcext:value-type="float">
            <text:p>6.694292</text:p>
          </table:table-cell>
          <table:table-cell office:value-type="float" office:value="6.748662" calcext:value-type="float">
            <text:p>6.748662</text:p>
          </table:table-cell>
          <table:table-cell table:formula="of:=POWER([.C152]-6.75;2)" office:value-type="float" office:value="0.00000179024400000135" calcext:value-type="float">
            <text:p>1.79024400000135E-00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51221" calcext:value-type="float">
            <text:p>6.351221</text:p>
          </table:table-cell>
          <table:table-cell office:value-type="float" office:value="6.7488353" calcext:value-type="float">
            <text:p>6.7488353</text:p>
          </table:table-cell>
          <table:table-cell table:formula="of:=POWER([.C153]-6.75;2)" office:value-type="float" office:value="0.00000135652609000082" calcext:value-type="float">
            <text:p>1.35652609000082E-0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76735" calcext:value-type="float">
            <text:p>6.576735</text:p>
          </table:table-cell>
          <table:table-cell office:value-type="float" office:value="6.75854125" calcext:value-type="float">
            <text:p>6.75854125</text:p>
          </table:table-cell>
          <table:table-cell table:formula="of:=POWER([.C154]-6.75;2)" office:value-type="float" office:value="0.0000729529515625066" calcext:value-type="float">
            <text:p>0.0000729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253" calcext:value-type="float">
            <text:p>6.58253</text:p>
          </table:table-cell>
          <table:table-cell office:value-type="float" office:value="6.7583097" calcext:value-type="float">
            <text:p>6.7583097</text:p>
          </table:table-cell>
          <table:table-cell table:formula="of:=POWER([.C155]-6.75;2)" office:value-type="float" office:value="0.0000690511140899977" calcext:value-type="float">
            <text:p>6.90511140899977E-0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58776" calcext:value-type="float">
            <text:p>6.558776</text:p>
          </table:table-cell>
          <table:table-cell office:value-type="float" office:value="6.758518225" calcext:value-type="float">
            <text:p>6.758518225</text:p>
          </table:table-cell>
          <table:table-cell table:formula="of:=POWER([.C156]-6.75;2)" office:value-type="float" office:value="0.0000725601571506324" calcext:value-type="float">
            <text:p>7.25601571506324E-0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419677" calcext:value-type="float">
            <text:p>6.419677</text:p>
          </table:table-cell>
          <table:table-cell office:value-type="float" office:value="6.75906205" calcext:value-type="float">
            <text:p>6.75906205</text:p>
          </table:table-cell>
          <table:table-cell table:formula="of:=POWER([.C157]-6.75;2)" office:value-type="float" office:value="0.0000821207502024968" calcext:value-type="float">
            <text:p>8.21207502024968E-0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004767" calcext:value-type="float">
            <text:p>7.004767</text:p>
          </table:table-cell>
          <table:table-cell office:value-type="float" office:value="6.7610229125" calcext:value-type="float">
            <text:p>6.7610229125</text:p>
          </table:table-cell>
          <table:table-cell table:formula="of:=POWER([.C158]-6.75;2)" office:value-type="float" office:value="0.000121504599982649" calcext:value-type="float">
            <text:p>0.000121504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75204" calcext:value-type="float">
            <text:p>6.775204</text:p>
          </table:table-cell>
          <table:table-cell office:value-type="float" office:value="6.7633571625" calcext:value-type="float">
            <text:p>6.7633571625</text:p>
          </table:table-cell>
          <table:table-cell table:formula="of:=POWER([.C159]-6.75;2)" office:value-type="float" office:value="0.000178413790051411" calcext:value-type="float">
            <text:p>0.00017841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58305" calcext:value-type="float">
            <text:p>6.758305</text:p>
          </table:table-cell>
          <table:table-cell office:value-type="float" office:value="6.7621426" calcext:value-type="float">
            <text:p>6.7621426</text:p>
          </table:table-cell>
          <table:table-cell table:formula="of:=POWER([.C160]-6.75;2)" office:value-type="float" office:value="0.000147442734759995" calcext:value-type="float">
            <text:p>0.00014744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04584" calcext:value-type="float">
            <text:p>6.804584</text:p>
          </table:table-cell>
          <table:table-cell office:value-type="float" office:value="6.7607426625" calcext:value-type="float">
            <text:p>6.7607426625</text:p>
          </table:table-cell>
          <table:table-cell table:formula="of:=POWER([.C161]-6.75;2)" office:value-type="float" office:value="0.000115404797588911" calcext:value-type="float">
            <text:p>0.000115404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386961" calcext:value-type="float">
            <text:p>7.386961</text:p>
          </table:table-cell>
          <table:table-cell office:value-type="float" office:value="6.7583683875" calcext:value-type="float">
            <text:p>6.7583683875</text:p>
          </table:table-cell>
          <table:table-cell table:formula="of:=POWER([.C162]-6.75;2)" office:value-type="float" office:value="0.0000700299093501566" calcext:value-type="float">
            <text:p>7.00299093501566E-0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96523" calcext:value-type="float">
            <text:p>6.396523</text:p>
          </table:table-cell>
          <table:table-cell office:value-type="float" office:value="6.7473189375" calcext:value-type="float">
            <text:p>6.7473189375</text:p>
          </table:table-cell>
          <table:table-cell table:formula="of:=POWER([.C163]-6.75;2)" office:value-type="float" office:value="0.00000718809612890505" calcext:value-type="float">
            <text:p>7.18809612890505E-00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522265" calcext:value-type="float">
            <text:p>6.522265</text:p>
          </table:table-cell>
          <table:table-cell office:value-type="float" office:value="6.755023425" calcext:value-type="float">
            <text:p>6.755023425</text:p>
          </table:table-cell>
          <table:table-cell table:formula="of:=POWER([.C164]-6.75;2)" office:value-type="float" office:value="0.0000252347987306258" calcext:value-type="float">
            <text:p>2.52347987306258E-00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542598" calcext:value-type="float">
            <text:p>6.542598</text:p>
          </table:table-cell>
          <table:table-cell office:value-type="float" office:value="6.7582964875" calcext:value-type="float">
            <text:p>6.7582964875</text:p>
          </table:table-cell>
          <table:table-cell table:formula="of:=POWER([.C165]-6.75;2)" office:value-type="float" office:value="0.0000688317048376563" calcext:value-type="float">
            <text:p>6.88317048376563E-00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517756" calcext:value-type="float">
            <text:p>6.517756</text:p>
          </table:table-cell>
          <table:table-cell office:value-type="float" office:value="6.761085775" calcext:value-type="float">
            <text:p>6.761085775</text:p>
          </table:table-cell>
          <table:table-cell table:formula="of:=POWER([.C166]-6.75;2)" office:value-type="float" office:value="0.000122894407350619" calcext:value-type="float">
            <text:p>0.000122894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801922" calcext:value-type="float">
            <text:p>4.801922</text:p>
          </table:table-cell>
          <table:table-cell office:value-type="float" office:value="6.7646108125" calcext:value-type="float">
            <text:p>6.7646108125</text:p>
          </table:table-cell>
          <table:table-cell table:formula="of:=POWER([.C167]-6.75;2)" office:value-type="float" office:value="0.000213475841910155" calcext:value-type="float">
            <text:p>0.000213475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92885" calcext:value-type="float">
            <text:p>6.692885</text:p>
          </table:table-cell>
          <table:table-cell office:value-type="float" office:value="6.7945220625" calcext:value-type="float">
            <text:p>6.7945220625</text:p>
          </table:table-cell>
          <table:table-cell table:formula="of:=POWER([.C168]-6.75;2)" office:value-type="float" office:value="0.00198221404925395" calcext:value-type="float">
            <text:p>0.00198221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46265" calcext:value-type="float">
            <text:p>6.646265</text:p>
          </table:table-cell>
          <table:table-cell office:value-type="float" office:value="6.7916375875" calcext:value-type="float">
            <text:p>6.7916375875</text:p>
          </table:table-cell>
          <table:table-cell table:formula="of:=POWER([.C169]-6.75;2)" office:value-type="float" office:value="0.00173368869282019" calcext:value-type="float">
            <text:p>0.001733688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22414" calcext:value-type="float">
            <text:p>6.622414</text:p>
          </table:table-cell>
          <table:table-cell office:value-type="float" office:value="6.7907587125" calcext:value-type="float">
            <text:p>6.7907587125</text:p>
          </table:table-cell>
          <table:table-cell table:formula="of:=POWER([.C170]-6.75;2)" office:value-type="float" office:value="0.00166127264465764" calcext:value-type="float">
            <text:p>0.00166127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73758" calcext:value-type="float">
            <text:p>6.573758</text:p>
          </table:table-cell>
          <table:table-cell office:value-type="float" office:value="6.7904767125" calcext:value-type="float">
            <text:p>6.7904767125</text:p>
          </table:table-cell>
          <table:table-cell table:formula="of:=POWER([.C171]-6.75;2)" office:value-type="float" office:value="0.00163836425480768" calcext:value-type="float">
            <text:p>0.001638364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926686" calcext:value-type="float">
            <text:p>6.926686</text:p>
          </table:table-cell>
          <table:table-cell office:value-type="float" office:value="6.7907902375" calcext:value-type="float">
            <text:p>6.7907902375</text:p>
          </table:table-cell>
          <table:table-cell table:formula="of:=POWER([.C172]-6.75;2)" office:value-type="float" office:value="0.00166384347530637" calcext:value-type="float">
            <text:p>0.00166384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95814" calcext:value-type="float">
            <text:p>6.695814</text:p>
          </table:table-cell>
          <table:table-cell office:value-type="float" office:value="6.78003115" calcext:value-type="float">
            <text:p>6.78003115</text:p>
          </table:table-cell>
          <table:table-cell table:formula="of:=POWER([.C173]-6.75;2)" office:value-type="float" office:value="0.000901869970322507" calcext:value-type="float">
            <text:p>0.0009018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69462" calcext:value-type="float">
            <text:p>6.669462</text:p>
          </table:table-cell>
          <table:table-cell office:value-type="float" office:value="6.7795325875" calcext:value-type="float">
            <text:p>6.7795325875</text:p>
          </table:table-cell>
          <table:table-cell table:formula="of:=POWER([.C174]-6.75;2)" office:value-type="float" office:value="0.000872173724445175" calcext:value-type="float">
            <text:p>0.000872173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50881" calcext:value-type="float">
            <text:p>6.650881</text:p>
          </table:table-cell>
          <table:table-cell office:value-type="float" office:value="6.7791393" calcext:value-type="float">
            <text:p>6.7791393</text:p>
          </table:table-cell>
          <table:table-cell table:formula="of:=POWER([.C175]-6.75;2)" office:value-type="float" office:value="0.000849098804489986" calcext:value-type="float">
            <text:p>0.000849098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8629" calcext:value-type="float">
            <text:p>6.58629</text:p>
          </table:table-cell>
          <table:table-cell office:value-type="float" office:value="6.778766425" calcext:value-type="float">
            <text:p>6.778766425</text:p>
          </table:table-cell>
          <table:table-cell table:formula="of:=POWER([.C176]-6.75;2)" office:value-type="float" office:value="0.000827507207280608" calcext:value-type="float">
            <text:p>0.000827507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79479" calcext:value-type="float">
            <text:p>6.779479</text:p>
          </table:table-cell>
          <table:table-cell office:value-type="float" office:value="6.7785608125" calcext:value-type="float">
            <text:p>6.7785608125</text:p>
          </table:table-cell>
          <table:table-cell table:formula="of:=POWER([.C177]-6.75;2)" office:value-type="float" office:value="0.000815720010660174" calcext:value-type="float">
            <text:p>0.0008157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26849" calcext:value-type="float">
            <text:p>6.726849</text:p>
          </table:table-cell>
          <table:table-cell office:value-type="float" office:value="6.7810219" calcext:value-type="float">
            <text:p>6.7810219</text:p>
          </table:table-cell>
          <table:table-cell table:formula="of:=POWER([.C178]-6.75;2)" office:value-type="float" office:value="0.000962358279609989" calcext:value-type="float">
            <text:p>0.000962358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35961" calcext:value-type="float">
            <text:p>6.735961</text:p>
          </table:table-cell>
          <table:table-cell office:value-type="float" office:value="6.7808224875" calcext:value-type="float">
            <text:p>6.7808224875</text:p>
          </table:table-cell>
          <table:table-cell table:formula="of:=POWER([.C179]-6.75;2)" office:value-type="float" office:value="0.000950025735687659" calcext:value-type="float">
            <text:p>0.000950025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95343" calcext:value-type="float">
            <text:p>6.795343</text:p>
          </table:table-cell>
          <table:table-cell office:value-type="float" office:value="6.7801208625" calcext:value-type="float">
            <text:p>6.7801208625</text:p>
          </table:table-cell>
          <table:table-cell table:formula="of:=POWER([.C180]-6.75;2)" office:value-type="float" office:value="0.000907266357743934" calcext:value-type="float">
            <text:p>0.00090726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707208" calcext:value-type="float">
            <text:p>7.707208</text:p>
          </table:table-cell>
          <table:table-cell office:value-type="float" office:value="6.7783704625" calcext:value-type="float">
            <text:p>6.778370462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424085" calcext:value-type="float">
            <text:p>6.424085</text:p>
          </table:table-cell>
          <table:table-cell office:value-type="float" office:value="6.7640580875" calcext:value-type="float">
            <text:p>6.76405808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24969" calcext:value-type="float">
            <text:p>6.524969</text:p>
          </table:table-cell>
          <table:table-cell office:value-type="float" office:value="6.7692288125" calcext:value-type="float">
            <text:p>6.769228812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37837" calcext:value-type="float">
            <text:p>6.537837</text:p>
          </table:table-cell>
          <table:table-cell office:value-type="float" office:value="6.772188" calcext:value-type="float">
            <text:p>6.77218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496244" calcext:value-type="float">
            <text:p>6.496244</text:p>
          </table:table-cell>
          <table:table-cell office:value-type="float" office:value="6.7750841" calcext:value-type="float">
            <text:p>6.775084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851054" calcext:value-type="float">
            <text:p>9.851054</text:p>
          </table:table-cell>
          <table:table-cell office:value-type="float" office:value="6.779364625" calcext:value-type="float">
            <text:p>6.77936462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16132" calcext:value-type="float">
            <text:p>6.716132</text:p>
          </table:table-cell>
          <table:table-cell office:value-type="float" office:value="6.7578095875" calcext:value-type="float">
            <text:p>6.75780958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66019" calcext:value-type="float">
            <text:p>6.666019</text:p>
          </table:table-cell>
          <table:table-cell office:value-type="float" office:value="6.7540544625" calcext:value-type="float">
            <text:p>6.75405446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42941" calcext:value-type="float">
            <text:p>6.642941</text:p>
          </table:table-cell>
          <table:table-cell office:value-type="float" office:value="6.7522394625" calcext:value-type="float">
            <text:p>6.752239462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01215" calcext:value-type="float">
            <text:p>6.601215</text:p>
          </table:table-cell>
          <table:table-cell office:value-type="float" office:value="6.750767275" calcext:value-type="float">
            <text:p>6.7507672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88906" calcext:value-type="float">
            <text:p>6.788906</text:p>
          </table:table-cell>
          <table:table-cell office:value-type="float" office:value="6.74880465" calcext:value-type="float">
            <text:p>6.7488046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87604" calcext:value-type="float">
            <text:p>6.687604</text:p>
          </table:table-cell>
          <table:table-cell office:value-type="float" office:value="6.7886117125" calcext:value-type="float">
            <text:p>6.78861171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72784" calcext:value-type="float">
            <text:p>6.672784</text:p>
          </table:table-cell>
          <table:table-cell office:value-type="float" office:value="6.7902841125" calcext:value-type="float">
            <text:p>6.790284112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664983" calcext:value-type="float">
            <text:p>6.664983</text:p>
          </table:table-cell>
          <table:table-cell office:value-type="float" office:value="6.7911874125" calcext:value-type="float">
            <text:p>6.79118741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41664" calcext:value-type="float">
            <text:p>6.641664</text:p>
          </table:table-cell>
          <table:table-cell office:value-type="float" office:value="6.791936375" calcext:value-type="float">
            <text:p>6.79193637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98351" calcext:value-type="float">
            <text:p>6.698351</text:p>
          </table:table-cell>
          <table:table-cell office:value-type="float" office:value="6.7931296875" calcext:value-type="float">
            <text:p>6.79312968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93464" calcext:value-type="float">
            <text:p>6.693464</text:p>
          </table:table-cell>
          <table:table-cell office:value-type="float" office:value="6.7922632125" calcext:value-type="float">
            <text:p>6.792263212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0996" calcext:value-type="float">
            <text:p>6.70996</text:p>
          </table:table-cell>
          <table:table-cell office:value-type="float" office:value="6.7919636875" calcext:value-type="float">
            <text:p>6.79196368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71128" calcext:value-type="float">
            <text:p>6.771128</text:p>
          </table:table-cell>
          <table:table-cell office:value-type="float" office:value="6.791524775" calcext:value-type="float">
            <text:p>6.79152477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503867" calcext:value-type="float">
            <text:p>8.503867</text:p>
          </table:table-cell>
          <table:table-cell office:value-type="float" office:value="6.7903586375" calcext:value-type="float">
            <text:p>6.790358637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459" calcext:value-type="float">
            <text:p>6.4459</text:p>
          </table:table-cell>
          <table:table-cell office:value-type="float" office:value="6.76763525" calcext:value-type="float">
            <text:p>6.7676352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14421" calcext:value-type="float">
            <text:p>6.514421</text:p>
          </table:table-cell>
          <table:table-cell office:value-type="float" office:value="6.7705368" calcext:value-type="float">
            <text:p>6.770536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04171" calcext:value-type="float">
            <text:p>6.504171</text:p>
          </table:table-cell>
          <table:table-cell office:value-type="float" office:value="6.77268695" calcext:value-type="float">
            <text:p>6.7726869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394835" calcext:value-type="float">
            <text:p>6.394835</text:p>
          </table:table-cell>
          <table:table-cell office:value-type="float" office:value="6.7751459125" calcext:value-type="float">
            <text:p>6.77514591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83695" calcext:value-type="float">
            <text:p>8.83695</text:p>
          </table:table-cell>
          <table:table-cell office:value-type="float" office:value="6.77955025" calcext:value-type="float">
            <text:p>6.7795502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43104" calcext:value-type="float">
            <text:p>6.843104</text:p>
          </table:table-cell>
          <table:table-cell office:value-type="float" office:value="7.0187823875" calcext:value-type="float">
            <text:p>7.018782387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61003" calcext:value-type="float">
            <text:p>6.761003</text:p>
          </table:table-cell>
          <table:table-cell office:value-type="float" office:value="7.0148453" calcext:value-type="float">
            <text:p>7.014845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45674" calcext:value-type="float">
            <text:p>6.745674</text:p>
          </table:table-cell>
          <table:table-cell office:value-type="float" office:value="7.012367325" calcext:value-type="float">
            <text:p>7.01236732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97448" calcext:value-type="float">
            <text:p>6.797448</text:p>
          </table:table-cell>
          <table:table-cell office:value-type="float" office:value="7.00983575" calcext:value-type="float">
            <text:p>7.0098357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59854" calcext:value-type="float">
            <text:p>6.559854</text:p>
          </table:table-cell>
          <table:table-cell office:value-type="float" office:value="7.0051224375" calcext:value-type="float">
            <text:p>7.005122437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45034" calcext:value-type="float">
            <text:p>6.645034</text:p>
          </table:table-cell>
          <table:table-cell office:value-type="float" office:value="7.0181260125" calcext:value-type="float">
            <text:p>7.01812601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61486" calcext:value-type="float">
            <text:p>6.661486</text:p>
          </table:table-cell>
          <table:table-cell office:value-type="float" office:value="7.0204478125" calcext:value-type="float">
            <text:p>7.020447812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76137" calcext:value-type="float">
            <text:p>6.676137</text:p>
          </table:table-cell>
          <table:table-cell office:value-type="float" office:value="7.0217874" calcext:value-type="float">
            <text:p>7.021787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63704" calcext:value-type="float">
            <text:p>6.763704</text:p>
          </table:table-cell>
          <table:table-cell office:value-type="float" office:value="7.0228358875" calcext:value-type="float">
            <text:p>7.022835887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17958" calcext:value-type="float">
            <text:p>6.617958</text:p>
          </table:table-cell>
          <table:table-cell office:value-type="float" office:value="7.023725425" calcext:value-type="float">
            <text:p>7.02372542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45552" calcext:value-type="float">
            <text:p>6.645552</text:p>
          </table:table-cell>
          <table:table-cell office:value-type="float" office:value="7.0235856875" calcext:value-type="float">
            <text:p>7.023585687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61401" calcext:value-type="float">
            <text:p>6.661401</text:p>
          </table:table-cell>
          <table:table-cell office:value-type="float" office:value="7.0238749875" calcext:value-type="float">
            <text:p>7.023874987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97946" calcext:value-type="float">
            <text:p>6.697946</text:p>
          </table:table-cell>
          <table:table-cell office:value-type="float" office:value="7.0241839875" calcext:value-type="float">
            <text:p>7.024183987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97946" calcext:value-type="float">
            <text:p>6.697946</text:p>
          </table:table-cell>
          <table:table-cell office:value-type="float" office:value="7.0243281875" calcext:value-type="float">
            <text:p>7.024328187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35533" calcext:value-type="float">
            <text:p>6.535533</text:p>
          </table:table-cell>
          <table:table-cell office:value-type="float" office:value="7.0283192625" calcext:value-type="float">
            <text:p>7.028319262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56677" calcext:value-type="float">
            <text:p>6.556677</text:p>
          </table:table-cell>
          <table:table-cell office:value-type="float" office:value="7.029204725" calcext:value-type="float">
            <text:p>7.02920472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3348" calcext:value-type="float">
            <text:p>6.53348</text:p>
          </table:table-cell>
          <table:table-cell office:value-type="float" office:value="7.03018655" calcext:value-type="float">
            <text:p>7.0301865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4089" calcext:value-type="float">
            <text:p>6.4089</text:p>
          </table:table-cell>
          <table:table-cell office:value-type="float" office:value="7.0315080875" calcext:value-type="float">
            <text:p>7.031508087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527226" calcext:value-type="float">
            <text:p>7.527226</text:p>
          </table:table-cell>
          <table:table-cell office:value-type="float" office:value="7.0342484125" calcext:value-type="float">
            <text:p>7.03424841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14152" calcext:value-type="float">
            <text:p>6.814152</text:p>
          </table:table-cell>
          <table:table-cell office:value-type="float" office:value="7.0255064" calcext:value-type="float">
            <text:p>7.025506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5464" calcext:value-type="float">
            <text:p>6.75464</text:p>
          </table:table-cell>
          <table:table-cell office:value-type="float" office:value="7.023683375" calcext:value-type="float">
            <text:p>7.02368337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48121" calcext:value-type="float">
            <text:p>6.748121</text:p>
          </table:table-cell>
          <table:table-cell office:value-type="float" office:value="7.022380425" calcext:value-type="float">
            <text:p>7.0223804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30867" calcext:value-type="float">
            <text:p>6.830867</text:p>
          </table:table-cell>
          <table:table-cell office:value-type="float" office:value="7.02083885" calcext:value-type="float">
            <text:p>7.0208388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85978" calcext:value-type="float">
            <text:p>6.585978</text:p>
          </table:table-cell>
          <table:table-cell office:value-type="float" office:value="7.016933525" calcext:value-type="float">
            <text:p>7.0169335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54341" calcext:value-type="float">
            <text:p>6.654341</text:p>
          </table:table-cell>
          <table:table-cell office:value-type="float" office:value="7.02156615" calcext:value-type="float">
            <text:p>7.0215661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75903" calcext:value-type="float">
            <text:p>6.675903</text:p>
          </table:table-cell>
          <table:table-cell office:value-type="float" office:value="7.02311225" calcext:value-type="float">
            <text:p>7.0231122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08156" calcext:value-type="float">
            <text:p>6.708156</text:p>
          </table:table-cell>
          <table:table-cell office:value-type="float" office:value="7.0242048625" calcext:value-type="float">
            <text:p>7.024204862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127697" calcext:value-type="float">
            <text:p>7.127697</text:p>
          </table:table-cell>
          <table:table-cell office:value-type="float" office:value="7.025292325" calcext:value-type="float">
            <text:p>7.02529232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58211" calcext:value-type="float">
            <text:p>6.558211</text:p>
          </table:table-cell>
          <table:table-cell office:value-type="float" office:value="7.0262641625" calcext:value-type="float">
            <text:p>7.026264162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599212" calcext:value-type="float">
            <text:p>6.599212</text:p>
          </table:table-cell>
          <table:table-cell office:value-type="float" office:value="7.0255458125" calcext:value-type="float">
            <text:p>7.025545812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02282" calcext:value-type="float">
            <text:p>6.602282</text:p>
          </table:table-cell>
          <table:table-cell office:value-type="float" office:value="7.0254433125" calcext:value-type="float">
            <text:p>7.02544331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76546" calcext:value-type="float">
            <text:p>6.576546</text:p>
          </table:table-cell>
          <table:table-cell office:value-type="float" office:value="7.0254684" calcext:value-type="float">
            <text:p>7.025468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191507" calcext:value-type="float">
            <text:p>7.191507</text:p>
          </table:table-cell>
          <table:table-cell office:value-type="float" office:value="7.0255182125" calcext:value-type="float">
            <text:p>7.025518212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78039" calcext:value-type="float">
            <text:p>6.678039</text:p>
          </table:table-cell>
          <table:table-cell office:value-type="float" office:value="7.0178810125" calcext:value-type="float">
            <text:p>7.017881012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4631" calcext:value-type="float">
            <text:p>6.64631</text:p>
          </table:table-cell>
          <table:table-cell office:value-type="float" office:value="7.0185030125" calcext:value-type="float">
            <text:p>7.01850301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14642" calcext:value-type="float">
            <text:p>6.614642</text:p>
          </table:table-cell>
          <table:table-cell office:value-type="float" office:value="7.0190936625" calcext:value-type="float">
            <text:p>7.019093662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03005" calcext:value-type="float">
            <text:p>6.503005</text:p>
          </table:table-cell>
          <table:table-cell office:value-type="float" office:value="7.019912525" calcext:value-type="float">
            <text:p>7.01991252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012882" calcext:value-type="float">
            <text:p>7.012882</text:p>
          </table:table-cell>
          <table:table-cell office:value-type="float" office:value="7.0219158" calcext:value-type="float">
            <text:p>7.021915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8411" calcext:value-type="float">
            <text:p>6.78411</text:p>
          </table:table-cell>
          <table:table-cell office:value-type="float" office:value="7.0183315875" calcext:value-type="float">
            <text:p>7.01833158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65741" calcext:value-type="float">
            <text:p>6.765741</text:p>
          </table:table-cell>
          <table:table-cell office:value-type="float" office:value="7.0171126375" calcext:value-type="float">
            <text:p>7.01711263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99759" calcext:value-type="float">
            <text:p>6.799759</text:p>
          </table:table-cell>
          <table:table-cell office:value-type="float" office:value="7.0160034" calcext:value-type="float">
            <text:p>7.016003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194822" calcext:value-type="float">
            <text:p>7.194822</text:p>
          </table:table-cell>
          <table:table-cell office:value-type="float" office:value="7.0143054125" calcext:value-type="float">
            <text:p>7.014305412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462127" calcext:value-type="float">
            <text:p>6.462127</text:p>
          </table:table-cell>
          <table:table-cell office:value-type="float" office:value="7.00679165" calcext:value-type="float">
            <text:p>7.0067916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75955" calcext:value-type="float">
            <text:p>6.575955</text:p>
          </table:table-cell>
          <table:table-cell office:value-type="float" office:value="7.010566625" calcext:value-type="float">
            <text:p>7.01056662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99854" calcext:value-type="float">
            <text:p>6.599854</text:p>
          </table:table-cell>
          <table:table-cell office:value-type="float" office:value="7.0124355875" calcext:value-type="float">
            <text:p>7.01243558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9884" calcext:value-type="float">
            <text:p>6.59884</text:p>
          </table:table-cell>
          <table:table-cell office:value-type="float" office:value="7.0140082875" calcext:value-type="float">
            <text:p>7.01400828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065959" calcext:value-type="float">
            <text:p>6.065959</text:p>
          </table:table-cell>
          <table:table-cell office:value-type="float" office:value="7.0159331" calcext:value-type="float">
            <text:p>7.015933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55929" calcext:value-type="float">
            <text:p>6.655929</text:p>
          </table:table-cell>
          <table:table-cell office:value-type="float" office:value="7.03531295" calcext:value-type="float">
            <text:p>7.0353129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37999" calcext:value-type="float">
            <text:p>6.637999</text:p>
          </table:table-cell>
          <table:table-cell office:value-type="float" office:value="7.0344492125" calcext:value-type="float">
            <text:p>7.03444921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21051" calcext:value-type="float">
            <text:p>6.621051</text:p>
          </table:table-cell>
          <table:table-cell office:value-type="float" office:value="7.0342327125" calcext:value-type="float">
            <text:p>7.03423271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69841" calcext:value-type="float">
            <text:p>6.569841</text:p>
          </table:table-cell>
          <table:table-cell office:value-type="float" office:value="7.0341697625" calcext:value-type="float">
            <text:p>7.034169762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976366" calcext:value-type="float">
            <text:p>6.976366</text:p>
          </table:table-cell>
          <table:table-cell office:value-type="float" office:value="7.0340676375" calcext:value-type="float">
            <text:p>7.034067637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10896" calcext:value-type="float">
            <text:p>6.710896</text:p>
          </table:table-cell>
          <table:table-cell office:value-type="float" office:value="7.036894275" calcext:value-type="float">
            <text:p>7.03689427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79831" calcext:value-type="float">
            <text:p>6.679831</text:p>
          </table:table-cell>
          <table:table-cell office:value-type="float" office:value="7.037525225" calcext:value-type="float">
            <text:p>7.0375252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55311" calcext:value-type="float">
            <text:p>6.655311</text:p>
          </table:table-cell>
          <table:table-cell office:value-type="float" office:value="7.0381865625" calcext:value-type="float">
            <text:p>7.038186562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62218" calcext:value-type="float">
            <text:p>6.562218</text:p>
          </table:table-cell>
          <table:table-cell office:value-type="float" office:value="7.0391888625" calcext:value-type="float">
            <text:p>7.03918886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37743" calcext:value-type="float">
            <text:p>6.837743</text:p>
          </table:table-cell>
          <table:table-cell office:value-type="float" office:value="7.0422920375" calcext:value-type="float">
            <text:p>7.04229203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61704" calcext:value-type="float">
            <text:p>6.761704</text:p>
          </table:table-cell>
          <table:table-cell office:value-type="float" office:value="7.038819275" calcext:value-type="float">
            <text:p>7.03881927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69525" calcext:value-type="float">
            <text:p>6.769525</text:p>
          </table:table-cell>
          <table:table-cell office:value-type="float" office:value="7.03721295" calcext:value-type="float">
            <text:p>7.0372129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38686" calcext:value-type="float">
            <text:p>6.838686</text:p>
          </table:table-cell>
          <table:table-cell office:value-type="float" office:value="7.0355864125" calcext:value-type="float">
            <text:p>7.035586412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126651" calcext:value-type="float">
            <text:p>8.126651</text:p>
          </table:table-cell>
          <table:table-cell office:value-type="float" office:value="7.032887275" calcext:value-type="float">
            <text:p>7.0328872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415722" calcext:value-type="float">
            <text:p>6.415722</text:p>
          </table:table-cell>
          <table:table-cell office:value-type="float" office:value="7.011277675" calcext:value-type="float">
            <text:p>7.0112776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20819" calcext:value-type="float">
            <text:p>6.520819</text:p>
          </table:table-cell>
          <table:table-cell office:value-type="float" office:value="7.0155969375" calcext:value-type="float">
            <text:p>7.0155969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25166" calcext:value-type="float">
            <text:p>6.525166</text:p>
          </table:table-cell>
          <table:table-cell office:value-type="float" office:value="7.0180856" calcext:value-type="float">
            <text:p>7.018085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444205" calcext:value-type="float">
            <text:p>6.444205</text:p>
          </table:table-cell>
          <table:table-cell office:value-type="float" office:value="7.0204524875" calcext:value-type="float">
            <text:p>7.02045248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973471" calcext:value-type="float">
            <text:p>9.973471</text:p>
          </table:table-cell>
          <table:table-cell office:value-type="float" office:value="7.0240583" calcext:value-type="float">
            <text:p>7.024058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21396" calcext:value-type="float">
            <text:p>6.821396</text:p>
          </table:table-cell>
          <table:table-cell office:value-type="float" office:value="6.9771604" calcext:value-type="float">
            <text:p>6.977160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45048" calcext:value-type="float">
            <text:p>6.745048</text:p>
          </table:table-cell>
          <table:table-cell office:value-type="float" office:value="6.9747739" calcext:value-type="float">
            <text:p>6.974773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249" calcext:value-type="float">
            <text:p>6.7249</text:p>
          </table:table-cell>
          <table:table-cell office:value-type="float" office:value="6.9734467125" calcext:value-type="float">
            <text:p>6.97344671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37129" calcext:value-type="float">
            <text:p>6.737129</text:p>
          </table:table-cell>
          <table:table-cell office:value-type="float" office:value="6.972167825" calcext:value-type="float">
            <text:p>6.9721678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29033" calcext:value-type="float">
            <text:p>6.629033</text:p>
          </table:table-cell>
          <table:table-cell office:value-type="float" office:value="6.969569125" calcext:value-type="float">
            <text:p>6.96956912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69502" calcext:value-type="float">
            <text:p>6.669502</text:p>
          </table:table-cell>
          <table:table-cell office:value-type="float" office:value="6.9738880625" calcext:value-type="float">
            <text:p>6.97388806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74847" calcext:value-type="float">
            <text:p>6.674847</text:p>
          </table:table-cell>
          <table:table-cell office:value-type="float" office:value="6.9752132875" calcext:value-type="float">
            <text:p>6.97521328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77837" calcext:value-type="float">
            <text:p>6.677837</text:p>
          </table:table-cell>
          <table:table-cell office:value-type="float" office:value="6.97620995" calcext:value-type="float">
            <text:p>6.9762099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85996" calcext:value-type="float">
            <text:p>6.685996</text:p>
          </table:table-cell>
          <table:table-cell office:value-type="float" office:value="6.977349525" calcext:value-type="float">
            <text:p>6.97734952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78024" calcext:value-type="float">
            <text:p>6.678024</text:p>
          </table:table-cell>
          <table:table-cell office:value-type="float" office:value="6.98108115" calcext:value-type="float">
            <text:p>6.9810811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86433" calcext:value-type="float">
            <text:p>6.686433</text:p>
          </table:table-cell>
          <table:table-cell office:value-type="float" office:value="6.97974875" calcext:value-type="float">
            <text:p>6.9797487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00888" calcext:value-type="float">
            <text:p>6.700888</text:p>
          </table:table-cell>
          <table:table-cell office:value-type="float" office:value="6.9790649375" calcext:value-type="float">
            <text:p>6.97906493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47182" calcext:value-type="float">
            <text:p>6.747182</text:p>
          </table:table-cell>
          <table:table-cell office:value-type="float" office:value="6.9782678" calcext:value-type="float">
            <text:p>6.978267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.975521" calcext:value-type="float">
            <text:p>27.975521</text:p>
          </table:table-cell>
          <table:table-cell office:value-type="float" office:value="6.976582225" calcext:value-type="float">
            <text:p>6.97658222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528137" calcext:value-type="float">
            <text:p>6.528137</text:p>
          </table:table-cell>
          <table:table-cell office:value-type="float" office:value="6.664084425" calcext:value-type="float">
            <text:p>6.66408442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562765" calcext:value-type="float">
            <text:p>6.562765</text:p>
          </table:table-cell>
          <table:table-cell office:value-type="float" office:value="6.666891475" calcext:value-type="float">
            <text:p>6.66689147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43148" calcext:value-type="float">
            <text:p>6.543148</text:p>
          </table:table-cell>
          <table:table-cell office:value-type="float" office:value="6.668901125" calcext:value-type="float">
            <text:p>6.66890112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420383" calcext:value-type="float">
            <text:p>6.420383</text:p>
          </table:table-cell>
          <table:table-cell office:value-type="float" office:value="6.671133925" calcext:value-type="float">
            <text:p>6.6711339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60014" calcext:value-type="float">
            <text:p>7.60014</text:p>
          </table:table-cell>
          <table:table-cell office:value-type="float" office:value="6.67529165" calcext:value-type="float">
            <text:p>6.6752916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30778" calcext:value-type="float">
            <text:p>6.830778</text:p>
          </table:table-cell>
          <table:table-cell office:value-type="float" office:value="6.662004625" calcext:value-type="float">
            <text:p>6.66200462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68653" calcext:value-type="float">
            <text:p>6.768653</text:p>
          </table:table-cell>
          <table:table-cell office:value-type="float" office:value="6.6596654875" calcext:value-type="float">
            <text:p>6.65966548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60016" calcext:value-type="float">
            <text:p>6.760016</text:p>
          </table:table-cell>
          <table:table-cell office:value-type="float" office:value="6.6581822625" calcext:value-type="float">
            <text:p>6.658182262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34867" calcext:value-type="float">
            <text:p>6.834867</text:p>
          </table:table-cell>
          <table:table-cell office:value-type="float" office:value="6.656647925" calcext:value-type="float">
            <text:p>6.6566479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06779" calcext:value-type="float">
            <text:p>6.606779</text:p>
          </table:table-cell>
          <table:table-cell office:value-type="float" office:value="6.652909225" calcext:value-type="float">
            <text:p>6.65290922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68696" calcext:value-type="float">
            <text:p>6.668696</text:p>
          </table:table-cell>
          <table:table-cell office:value-type="float" office:value="6.655246425" calcext:value-type="float">
            <text:p>6.65524642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86121" calcext:value-type="float">
            <text:p>6.686121</text:p>
          </table:table-cell>
          <table:table-cell office:value-type="float" office:value="6.6560046" calcext:value-type="float">
            <text:p>6.656004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09482" calcext:value-type="float">
            <text:p>6.709482</text:p>
          </table:table-cell>
          <table:table-cell office:value-type="float" office:value="6.656425325" calcext:value-type="float">
            <text:p>6.6564253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017232" calcext:value-type="float">
            <text:p>7.017232</text:p>
          </table:table-cell>
          <table:table-cell office:value-type="float" office:value="6.6566735125" calcext:value-type="float">
            <text:p>6.65667351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0637" calcext:value-type="float">
            <text:p>6.60637</text:p>
          </table:table-cell>
          <table:table-cell office:value-type="float" office:value="6.657802575" calcext:value-type="float">
            <text:p>6.65780257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35223" calcext:value-type="float">
            <text:p>6.635223</text:p>
          </table:table-cell>
          <table:table-cell office:value-type="float" office:value="6.658204725" calcext:value-type="float">
            <text:p>6.65820472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39203" calcext:value-type="float">
            <text:p>6.639203</text:p>
          </table:table-cell>
          <table:table-cell office:value-type="float" office:value="6.6584452" calcext:value-type="float">
            <text:p>6.658445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28126" calcext:value-type="float">
            <text:p>6.628126</text:p>
          </table:table-cell>
          <table:table-cell office:value-type="float" office:value="6.658562575" calcext:value-type="float">
            <text:p>6.6585625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27865" calcext:value-type="float">
            <text:p>6.827865</text:p>
          </table:table-cell>
          <table:table-cell office:value-type="float" office:value="6.6583237625" calcext:value-type="float">
            <text:p>6.658323762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6831" calcext:value-type="float">
            <text:p>6.66831</text:p>
          </table:table-cell>
          <table:table-cell office:value-type="float" office:value="6.66087385" calcext:value-type="float">
            <text:p>6.6608738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50404" calcext:value-type="float">
            <text:p>6.650404</text:p>
          </table:table-cell>
          <table:table-cell office:value-type="float" office:value="6.6618299125" calcext:value-type="float">
            <text:p>6.66182991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24795" calcext:value-type="float">
            <text:p>6.624795</text:p>
          </table:table-cell>
          <table:table-cell office:value-type="float" office:value="6.6627397875" calcext:value-type="float">
            <text:p>6.66273978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518441" calcext:value-type="float">
            <text:p>6.518441</text:p>
          </table:table-cell>
          <table:table-cell office:value-type="float" office:value="6.6639297" calcext:value-type="float">
            <text:p>6.663929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956588" calcext:value-type="float">
            <text:p>6.956588</text:p>
          </table:table-cell>
          <table:table-cell office:value-type="float" office:value="6.6667598125" calcext:value-type="float">
            <text:p>6.66675981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78029" calcext:value-type="float">
            <text:p>6.778029</text:p>
          </table:table-cell>
          <table:table-cell office:value-type="float" office:value="6.6629679" calcext:value-type="float">
            <text:p>6.662967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63312" calcext:value-type="float">
            <text:p>6.763312</text:p>
          </table:table-cell>
          <table:table-cell office:value-type="float" office:value="6.6617123625" calcext:value-type="float">
            <text:p>6.66171236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95153" calcext:value-type="float">
            <text:p>6.795153</text:p>
          </table:table-cell>
          <table:table-cell office:value-type="float" office:value="6.6606398625" calcext:value-type="float">
            <text:p>6.66063986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205444" calcext:value-type="float">
            <text:p>7.205444</text:p>
          </table:table-cell>
          <table:table-cell office:value-type="float" office:value="6.6590311" calcext:value-type="float">
            <text:p>6.659031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00743" calcext:value-type="float">
            <text:p>6.500743</text:p>
          </table:table-cell>
          <table:table-cell office:value-type="float" office:value="6.6504831" calcext:value-type="float">
            <text:p>6.650483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91012" calcext:value-type="float">
            <text:p>6.591012</text:p>
          </table:table-cell>
          <table:table-cell office:value-type="float" office:value="6.6534531125" calcext:value-type="float">
            <text:p>6.65345311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04289" calcext:value-type="float">
            <text:p>6.604289</text:p>
          </table:table-cell>
          <table:table-cell office:value-type="float" office:value="6.6550263875" calcext:value-type="float">
            <text:p>6.65502638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80531" calcext:value-type="float">
            <text:p>6.580531</text:p>
          </table:table-cell>
          <table:table-cell office:value-type="float" office:value="6.6563971625" calcext:value-type="float">
            <text:p>6.65639716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80531" calcext:value-type="float">
            <text:p>6.580531</text:p>
          </table:table-cell>
          <table:table-cell office:value-type="float" office:value="6.658198675" calcext:value-type="float">
            <text:p>6.6581986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7799" calcext:value-type="float">
            <text:p>6.727799</text:p>
          </table:table-cell>
          <table:table-cell office:value-type="float" office:value="6.6572041875" calcext:value-type="float">
            <text:p>6.657204187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93562" calcext:value-type="float">
            <text:p>6.693562</text:p>
          </table:table-cell>
          <table:table-cell office:value-type="float" office:value="6.65646015" calcext:value-type="float">
            <text:p>6.6564601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80151" calcext:value-type="float">
            <text:p>6.680151</text:p>
          </table:table-cell>
          <table:table-cell office:value-type="float" office:value="6.65621505" calcext:value-type="float">
            <text:p>6.656215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63267" calcext:value-type="float">
            <text:p>6.663267</text:p>
          </table:table-cell>
          <table:table-cell office:value-type="float" office:value="6.6560740375" calcext:value-type="float">
            <text:p>6.656074037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26145" calcext:value-type="float">
            <text:p>6.726145</text:p>
          </table:table-cell>
          <table:table-cell office:value-type="float" office:value="6.655707275" calcext:value-type="float">
            <text:p>6.65570727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86594" calcext:value-type="float">
            <text:p>6.686594</text:p>
          </table:table-cell>
          <table:table-cell office:value-type="float" office:value="6.65630195" calcext:value-type="float">
            <text:p>6.6563019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77002" calcext:value-type="float">
            <text:p>6.677002</text:p>
          </table:table-cell>
          <table:table-cell office:value-type="float" office:value="6.656715175" calcext:value-type="float">
            <text:p>6.6567151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6392" calcext:value-type="float">
            <text:p>6.66392</text:p>
          </table:table-cell>
          <table:table-cell office:value-type="float" office:value="6.6571831625" calcext:value-type="float">
            <text:p>6.65718316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593721" calcext:value-type="float">
            <text:p>6.593721</text:p>
          </table:table-cell>
          <table:table-cell office:value-type="float" office:value="6.657927675" calcext:value-type="float">
            <text:p>6.6579276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64125" calcext:value-type="float">
            <text:p>6.764125</text:p>
          </table:table-cell>
          <table:table-cell office:value-type="float" office:value="6.66109315" calcext:value-type="float">
            <text:p>6.6610931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25472" calcext:value-type="float">
            <text:p>6.725472</text:p>
          </table:table-cell>
          <table:table-cell office:value-type="float" office:value="6.6593432" calcext:value-type="float">
            <text:p>6.659343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2567" calcext:value-type="float">
            <text:p>6.72567</text:p>
          </table:table-cell>
          <table:table-cell office:value-type="float" office:value="6.658391575" calcext:value-type="float">
            <text:p>6.6583915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52825" calcext:value-type="float">
            <text:p>6.752825</text:p>
          </table:table-cell>
          <table:table-cell office:value-type="float" office:value="6.65737505" calcext:value-type="float">
            <text:p>6.6573750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616347" calcext:value-type="float">
            <text:p>7.616347</text:p>
          </table:table-cell>
          <table:table-cell office:value-type="float" office:value="6.6555529" calcext:value-type="float">
            <text:p>6.655552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58683" calcext:value-type="float">
            <text:p>6.58683</text:p>
          </table:table-cell>
          <table:table-cell office:value-type="float" office:value="6.7140467375" calcext:value-type="float">
            <text:p>6.714046737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20679" calcext:value-type="float">
            <text:p>6.620679</text:p>
          </table:table-cell>
          <table:table-cell office:value-type="float" office:value="6.7164093" calcext:value-type="float">
            <text:p>6.716409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16015" calcext:value-type="float">
            <text:p>6.616015</text:p>
          </table:table-cell>
          <table:table-cell office:value-type="float" office:value="6.7178970875" calcext:value-type="float">
            <text:p>6.71789708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61671" calcext:value-type="float">
            <text:p>6.561671</text:p>
          </table:table-cell>
          <table:table-cell office:value-type="float" office:value="6.719359225" calcext:value-type="float">
            <text:p>6.7193592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202497" calcext:value-type="float">
            <text:p>7.202497</text:p>
          </table:table-cell>
          <table:table-cell office:value-type="float" office:value="6.721740775" calcext:value-type="float">
            <text:p>6.72174077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61372" calcext:value-type="float">
            <text:p>6.761372</text:p>
          </table:table-cell>
          <table:table-cell office:value-type="float" office:value="6.7145189625" calcext:value-type="float">
            <text:p>6.71451896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32738" calcext:value-type="float">
            <text:p>6.732738</text:p>
          </table:table-cell>
          <table:table-cell office:value-type="float" office:value="6.7134913125" calcext:value-type="float">
            <text:p>6.71349131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35495" calcext:value-type="float">
            <text:p>6.735495</text:p>
          </table:table-cell>
          <table:table-cell office:value-type="float" office:value="6.712857925" calcext:value-type="float">
            <text:p>6.71285792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10472" calcext:value-type="float">
            <text:p>6.810472</text:p>
          </table:table-cell>
          <table:table-cell office:value-type="float" office:value="6.7120806375" calcext:value-type="float">
            <text:p>6.712080637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559922" calcext:value-type="float">
            <text:p>6.559922</text:p>
          </table:table-cell>
          <table:table-cell office:value-type="float" office:value="6.7094089375" calcext:value-type="float">
            <text:p>6.709408937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33198" calcext:value-type="float">
            <text:p>6.633198</text:p>
          </table:table-cell>
          <table:table-cell office:value-type="float" office:value="6.711925625" calcext:value-type="float">
            <text:p>6.71192562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39402" calcext:value-type="float">
            <text:p>6.639402</text:p>
          </table:table-cell>
          <table:table-cell office:value-type="float" office:value="6.713130175" calcext:value-type="float">
            <text:p>6.71313017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22755" calcext:value-type="float">
            <text:p>6.622755</text:p>
          </table:table-cell>
          <table:table-cell office:value-type="float" office:value="6.714225425" calcext:value-type="float">
            <text:p>6.7142254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397883" calcext:value-type="float">
            <text:p>6.397883</text:p>
          </table:table-cell>
          <table:table-cell office:value-type="float" office:value="6.71572355" calcext:value-type="float">
            <text:p>6.7157235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61263" calcext:value-type="float">
            <text:p>6.761263</text:p>
          </table:table-cell>
          <table:table-cell office:value-type="float" office:value="6.745717925" calcext:value-type="float">
            <text:p>6.7457179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19912" calcext:value-type="float">
            <text:p>6.719912</text:p>
          </table:table-cell>
          <table:table-cell office:value-type="float" office:value="6.744278025" calcext:value-type="float">
            <text:p>6.74427802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14517" calcext:value-type="float">
            <text:p>6.714517</text:p>
          </table:table-cell>
          <table:table-cell office:value-type="float" office:value="6.7435486125" calcext:value-type="float">
            <text:p>6.74354861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3267" calcext:value-type="float">
            <text:p>6.73267</text:p>
          </table:table-cell>
          <table:table-cell office:value-type="float" office:value="6.742808875" calcext:value-type="float">
            <text:p>6.7428088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221639" calcext:value-type="float">
            <text:p>6.221639</text:p>
          </table:table-cell>
          <table:table-cell office:value-type="float" office:value="6.7412748625" calcext:value-type="float">
            <text:p>6.7412748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30476" calcext:value-type="float">
            <text:p>6.630476</text:p>
          </table:table-cell>
          <table:table-cell office:value-type="float" office:value="6.7502163875" calcext:value-type="float">
            <text:p>6.750216387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38873" calcext:value-type="float">
            <text:p>6.638873</text:p>
          </table:table-cell>
          <table:table-cell office:value-type="float" office:value="6.7517295875" calcext:value-type="float">
            <text:p>6.75172958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22589" calcext:value-type="float">
            <text:p>6.622589</text:p>
          </table:table-cell>
          <table:table-cell office:value-type="float" office:value="6.75293165" calcext:value-type="float">
            <text:p>6.7529316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29233" calcext:value-type="float">
            <text:p>6.529233</text:p>
          </table:table-cell>
          <table:table-cell office:value-type="float" office:value="6.7543938125" calcext:value-type="float">
            <text:p>6.75439381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74548" calcext:value-type="float">
            <text:p>6.974548</text:p>
          </table:table-cell>
          <table:table-cell office:value-type="float" office:value="6.7579501875" calcext:value-type="float">
            <text:p>6.75795018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7552" calcext:value-type="float">
            <text:p>6.77552</text:p>
          </table:table-cell>
          <table:table-cell office:value-type="float" office:value="6.753588675" calcext:value-type="float">
            <text:p>6.7535886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5458" calcext:value-type="float">
            <text:p>6.75458</text:p>
          </table:table-cell>
          <table:table-cell office:value-type="float" office:value="6.7522776" calcext:value-type="float">
            <text:p>6.75227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69003" calcext:value-type="float">
            <text:p>6.769003</text:p>
          </table:table-cell>
          <table:table-cell office:value-type="float" office:value="6.7513472125" calcext:value-type="float">
            <text:p>6.75134721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984526" calcext:value-type="float">
            <text:p>6.984526</text:p>
          </table:table-cell>
          <table:table-cell office:value-type="float" office:value="6.7501557625" calcext:value-type="float">
            <text:p>6.75015576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71432" calcext:value-type="float">
            <text:p>6.571432</text:p>
          </table:table-cell>
          <table:table-cell office:value-type="float" office:value="6.7376931" calcext:value-type="float">
            <text:p>6.737693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1728" calcext:value-type="float">
            <text:p>6.631728</text:p>
          </table:table-cell>
          <table:table-cell office:value-type="float" office:value="6.7432487" calcext:value-type="float">
            <text:p>6.743248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37117" calcext:value-type="float">
            <text:p>6.637117</text:p>
          </table:table-cell>
          <table:table-cell office:value-type="float" office:value="6.7510162375" calcext:value-type="float">
            <text:p>6.751016237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12336" calcext:value-type="float">
            <text:p>6.612336</text:p>
          </table:table-cell>
          <table:table-cell office:value-type="float" office:value="6.7693349" calcext:value-type="float">
            <text:p>6.769334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975697" calcext:value-type="float">
            <text:p>2.975697</text:p>
          </table:table-cell>
          <table:table-cell office:value-type="float" office:value="6.8753056" calcext:value-type="float">
            <text:p>6.87530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52701" calcext:value-type="float">
            <text:p>6.752701</text:p>
          </table:table-cell>
          <table:table-cell office:value-type="float" office:value="7.0267342875" calcext:value-type="float">
            <text:p>7.026734287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23537" calcext:value-type="float">
            <text:p>6.723537</text:p>
          </table:table-cell>
          <table:table-cell office:value-type="float" office:value="6.9533714" calcext:value-type="float">
            <text:p>6.9533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21772" calcext:value-type="float">
            <text:p>6.721772</text:p>
          </table:table-cell>
          <table:table-cell office:value-type="float" office:value="6.8988196" calcext:value-type="float">
            <text:p>6.8988196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53001" calcext:value-type="float">
            <text:p>6.753001</text:p>
          </table:table-cell>
          <table:table-cell office:value-type="float" office:value="6.8455455125" calcext:value-type="float">
            <text:p>6.84554551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37178" calcext:value-type="float">
            <text:p>6.537178</text:p>
          </table:table-cell>
          <table:table-cell office:value-type="float" office:value="6.7893590875" calcext:value-type="float">
            <text:p>6.78935908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43647" calcext:value-type="float">
            <text:p>6.643647</text:p>
          </table:table-cell>
          <table:table-cell office:value-type="float" office:value="6.731792375" calcext:value-type="float">
            <text:p>6.7317923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49995" calcext:value-type="float">
            <text:p>6.649995</text:p>
          </table:table-cell>
          <table:table-cell office:value-type="float" office:value="6.6682448125" calcext:value-type="float">
            <text:p>6.66824481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37269" calcext:value-type="float">
            <text:p>6.637269</text:p>
          </table:table-cell>
          <table:table-cell office:value-type="float" office:value="6.60002065" calcext:value-type="float">
            <text:p>6.6000206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35771" calcext:value-type="float">
            <text:p>6.535771</text:p>
          </table:table-cell>
          <table:table-cell office:value-type="float" office:value="6.5278358125" calcext:value-type="float">
            <text:p>6.527835812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93755" calcext:value-type="float">
            <text:p>6.793755</text:p>
          </table:table-cell>
          <table:table-cell office:value-type="float" office:value="6.4535227625" calcext:value-type="float">
            <text:p>6.453522762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2935" calcext:value-type="float">
            <text:p>6.72935</text:p>
          </table:table-cell>
          <table:table-cell office:value-type="float" office:value="6.3733889375" calcext:value-type="float">
            <text:p>6.37338893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19779" calcext:value-type="float">
            <text:p>6.719779</text:p>
          </table:table-cell>
          <table:table-cell office:value-type="float" office:value="6.2922124875" calcext:value-type="float">
            <text:p>6.29221248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29337" calcext:value-type="float">
            <text:p>6.729337</text:p>
          </table:table-cell>
          <table:table-cell office:value-type="float" office:value="6.209926175" calcext:value-type="float">
            <text:p>6.2099261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107557" calcext:value-type="float">
            <text:p>7.107557</text:p>
          </table:table-cell>
          <table:table-cell office:value-type="float" office:value="6.1267531375" calcext:value-type="float">
            <text:p>6.12675313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38542" calcext:value-type="float">
            <text:p>6.638542</text:p>
          </table:table-cell>
          <table:table-cell office:value-type="float" office:value="6.0384022375" calcext:value-type="float">
            <text:p>6.03840223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54461" calcext:value-type="float">
            <text:p>6.654461</text:p>
          </table:table-cell>
          <table:table-cell office:value-type="float" office:value="5.955665325" calcext:value-type="float">
            <text:p>5.9556653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48593" calcext:value-type="float">
            <text:p>6.648593</text:p>
          </table:table-cell>
          <table:table-cell office:value-type="float" office:value="5.872599825" calcext:value-type="float">
            <text:p>5.87259982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09021" calcext:value-type="float">
            <text:p>6.609021</text:p>
          </table:table-cell>
          <table:table-cell office:value-type="float" office:value="5.7895438875" calcext:value-type="float">
            <text:p>5.78954388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031872" calcext:value-type="float">
            <text:p>7.031872</text:p>
          </table:table-cell>
          <table:table-cell office:value-type="float" office:value="5.70695295" calcext:value-type="float">
            <text:p>5.7069529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44795" calcext:value-type="float">
            <text:p>6.744795</text:p>
          </table:table-cell>
          <table:table-cell office:value-type="float" office:value="5.619063325" calcext:value-type="float">
            <text:p>5.6190633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23194" calcext:value-type="float">
            <text:p>6.723194</text:p>
          </table:table-cell>
          <table:table-cell office:value-type="float" office:value="5.5347567375" calcext:value-type="float">
            <text:p>5.53475673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19988" calcext:value-type="float">
            <text:p>6.719988</text:p>
          </table:table-cell>
          <table:table-cell office:value-type="float" office:value="5.450718025" calcext:value-type="float">
            <text:p>5.4507180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4485" calcext:value-type="float">
            <text:p>6.74485</text:p>
          </table:table-cell>
          <table:table-cell office:value-type="float" office:value="5.3667185875" calcext:value-type="float">
            <text:p>5.366718587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53235" calcext:value-type="float">
            <text:p>6.653235</text:p>
          </table:table-cell>
          <table:table-cell office:value-type="float" office:value="5.2824081" calcext:value-type="float">
            <text:p>5.282408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77586" calcext:value-type="float">
            <text:p>6.677586</text:p>
          </table:table-cell>
          <table:table-cell office:value-type="float" office:value="5.1992427" calcext:value-type="float">
            <text:p>5.199242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77512" calcext:value-type="float">
            <text:p>6.677512</text:p>
          </table:table-cell>
          <table:table-cell office:value-type="float" office:value="5.1157728875" calcext:value-type="float">
            <text:p>5.11577288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66452" calcext:value-type="float">
            <text:p>6.666452</text:p>
          </table:table-cell>
          <table:table-cell office:value-type="float" office:value="5.0323039875" calcext:value-type="float">
            <text:p>5.03230398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21604" calcext:value-type="float">
            <text:p>6.521604</text:p>
          </table:table-cell>
          <table:table-cell office:value-type="float" office:value="4.9489733375" calcext:value-type="float">
            <text:p>4.948973337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38344" calcext:value-type="float">
            <text:p>6.738344</text:p>
          </table:table-cell>
          <table:table-cell office:value-type="float" office:value="4.8674532875" calcext:value-type="float">
            <text:p>4.86745328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16874" calcext:value-type="float">
            <text:p>6.716874</text:p>
          </table:table-cell>
          <table:table-cell office:value-type="float" office:value="4.7832239875" calcext:value-type="float">
            <text:p>4.78322398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13951" calcext:value-type="float">
            <text:p>6.713951</text:p>
          </table:table-cell>
          <table:table-cell office:value-type="float" office:value="4.6992630625" calcext:value-type="float">
            <text:p>4.699263062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24652" calcext:value-type="float">
            <text:p>6.724652</text:p>
          </table:table-cell>
          <table:table-cell office:value-type="float" office:value="4.615338675" calcext:value-type="float">
            <text:p>4.6153386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00972" calcext:value-type="float">
            <text:p>6.500972</text:p>
          </table:table-cell>
          <table:table-cell office:value-type="float" office:value="4.531280525" calcext:value-type="float">
            <text:p>4.53128052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68276" calcext:value-type="float">
            <text:p>6.668276</text:p>
          </table:table-cell>
          <table:table-cell office:value-type="float" office:value="4.450018375" calcext:value-type="float">
            <text:p>4.45001837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73954" calcext:value-type="float">
            <text:p>6.673954</text:p>
          </table:table-cell>
          <table:table-cell office:value-type="float" office:value="4.366664925" calcext:value-type="float">
            <text:p>4.3666649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6887" calcext:value-type="float">
            <text:p>6.66887</text:p>
          </table:table-cell>
          <table:table-cell office:value-type="float" office:value="4.2832405" calcext:value-type="float">
            <text:p>4.283240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33926" calcext:value-type="float">
            <text:p>6.63392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73719" calcext:value-type="float">
            <text:p>6.773719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19652" calcext:value-type="float">
            <text:p>6.71965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14441" calcext:value-type="float">
            <text:p>6.71444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23481" calcext:value-type="float">
            <text:p>6.72348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46959" calcext:value-type="float">
            <text:p>6.846959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24129" calcext:value-type="float">
            <text:p>6.62412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49342" calcext:value-type="float">
            <text:p>6.64934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44348" calcext:value-type="float">
            <text:p>6.64434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07053" calcext:value-type="float">
            <text:p>6.60705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.295854" calcext:value-type="float">
            <text:p>12.295854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75835" calcext:value-type="float">
            <text:p>6.77583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39702" calcext:value-type="float">
            <text:p>6.73970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32986" calcext:value-type="float">
            <text:p>6.73298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52195" calcext:value-type="float">
            <text:p>6.75219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24752" calcext:value-type="float">
            <text:p>6.624752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7916" calcext:value-type="float">
            <text:p>6.6791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82067" calcext:value-type="float">
            <text:p>6.68206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73312" calcext:value-type="float">
            <text:p>6.67331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96736" calcext:value-type="float">
            <text:p>6.59673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61257" calcext:value-type="float">
            <text:p>6.761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29562" calcext:value-type="float">
            <text:p>6.72956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27022" calcext:value-type="float">
            <text:p>6.72702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42605" calcext:value-type="float">
            <text:p>6.742605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797433" calcext:value-type="float">
            <text:p>8.797433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46071" calcext:value-type="float">
            <text:p>6.64607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61559" calcext:value-type="float">
            <text:p>6.66155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55338" calcext:value-type="float">
            <text:p>6.65533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09949" calcext:value-type="float">
            <text:p>6.60994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936961" calcext:value-type="float">
            <text:p>6.93696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51532" calcext:value-type="float">
            <text:p>6.75153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35038" calcext:value-type="float">
            <text:p>6.73503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39562" calcext:value-type="float">
            <text:p>6.73956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13743" calcext:value-type="float">
            <text:p>6.81374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25627" calcext:value-type="float">
            <text:p>6.62562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70634" calcext:value-type="float">
            <text:p>6.67063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80149" calcext:value-type="float">
            <text:p>6.68014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73687" calcext:value-type="float">
            <text:p>6.673687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987513" calcext:value-type="float">
            <text:p>5.987513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01588" calcext:value-type="float">
            <text:p>7.01588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253131" calcext:value-type="float">
            <text:p>7.25313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10261" calcext:value-type="float">
            <text:p>8.1026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.089992" calcext:value-type="float">
            <text:p>15.08999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.089992" calcext:value-type="float">
            <text:p>15.08999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88367" calcext:value-type="float">
            <text:p>0.88367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359393" calcext:value-type="float">
            <text:p>2.35939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459845" calcext:value-type="float">
            <text:p>2.45984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258087" calcext:value-type="float">
            <text:p>2.25808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931841" calcext:value-type="float">
            <text:p>1.93184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559842" calcext:value-type="float">
            <text:p>1.559842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192062" calcext:value-type="float">
            <text:p>1.19206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862482" calcext:value-type="float">
            <text:p>0.86248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90727" calcext:value-type="float">
            <text:p>0.59072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83049" calcext:value-type="float">
            <text:p>0.383049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35234" calcext:value-type="float">
            <text:p>0.23523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36874" calcext:value-type="float">
            <text:p>0.13687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75494" calcext:value-type="float">
            <text:p>0.07549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39485" calcext:value-type="float">
            <text:p>0.0394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9589" calcext:value-type="float">
            <text:p>0.01958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9221" calcext:value-type="float">
            <text:p>0.00922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4118" calcext:value-type="float">
            <text:p>0.00411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1746" calcext:value-type="float">
            <text:p>0.00174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702" calcext:value-type="float">
            <text:p>0.00070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268" calcext:value-type="float">
            <text:p>0.00026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97" calcext:value-type="float">
            <text:p>0.000097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33" calcext:value-type="float">
            <text:p>0.00003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11" calcext:value-type="float">
            <text:p>0.00001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3" calcext:value-type="float">
            <text:p>0.00000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3:28.564687910</dc:date>
    <meta:document-statistic meta:table-count="1" meta:cell-count="1502" meta:object-count="0"/>
    <meta:generator>LibreOffice/4.2.7.2$Linux_X86_64 LibreOffice_project/420m0$Build-2</meta:generator>
  </office:meta>
</office:document-meta>
</file>